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2" style:family="paragraph" style:parent-style-name="Text_20_body">
      <style:text-properties style:font-name="Ubuntu" officeooo:paragraph-rsid="000ca694"/>
    </style:style>
    <style:style style:name="P3" style:family="paragraph" style:parent-style-name="Text_20_body">
      <style:text-properties officeooo:paragraph-rsid="000f627d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4d04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56e7b"/>
    </style:style>
    <style:style style:name="P6" style:family="paragraph" style:parent-style-name="Text_20_body">
      <style:paragraph-properties fo:margin-left="2cm" fo:margin-right="0cm" fo:text-indent="-1cm" style:auto-text-indent="false">
        <style:tab-stops/>
      </style:paragraph-properties>
    </style:style>
    <style:style style:name="P7" style:family="paragraph" style:parent-style-name="Text_20_body">
      <style:paragraph-properties fo:margin-left="2cm" fo:margin-right="0cm" fo:text-indent="-1cm" style:auto-text-indent="false">
        <style:tab-stops/>
      </style:paragraph-properties>
      <style:text-properties officeooo:paragraph-rsid="00103b38"/>
    </style:style>
    <style:style style:name="P8" style:family="paragraph" style:parent-style-name="Text_20_body">
      <style:paragraph-properties fo:margin-left="2cm" fo:margin-right="0cm" fo:text-indent="-1cm" style:auto-text-indent="false">
        <style:tab-stops/>
      </style:paragraph-properties>
      <style:text-properties officeooo:paragraph-rsid="0011e900"/>
    </style:style>
    <style:style style:name="P9" style:family="paragraph" style:parent-style-name="Text_20_body">
      <style:paragraph-properties fo:margin-left="2cm" fo:margin-right="0cm" fo:margin-top="0cm" fo:margin-bottom="0.199cm" style:contextual-spacing="false" fo:text-indent="-1cm" style:auto-text-indent="false">
        <style:tab-stops/>
      </style:paragraph-properties>
    </style:style>
    <style:style style:name="P10" style:family="paragraph" style:parent-style-name="Text_20_body">
      <style:paragraph-properties fo:margin-left="2cm" fo:margin-right="0cm" fo:margin-top="0cm" fo:margin-bottom="0.199cm" style:contextual-spacing="false" fo:text-indent="-1cm" style:auto-text-indent="false">
        <style:tab-stops/>
      </style:paragraph-properties>
      <style:text-properties officeooo:paragraph-rsid="000f627d"/>
    </style:style>
    <style:style style:name="P11" style:family="paragraph" style:parent-style-name="Text_20_body">
      <style:text-properties style:font-name="Ubuntu" officeooo:rsid="000d8b3a" officeooo:paragraph-rsid="000d8b3a"/>
    </style:style>
    <style:style style:name="P12" style:family="paragraph" style:parent-style-name="Text_20_body">
      <style:paragraph-properties fo:margin-top="0.499cm" fo:margin-bottom="0.199cm" style:contextual-spacing="false" style:shadow="none"/>
      <style:text-properties style:font-name="Liberation Serif" fo:font-size="14pt" fo:font-weight="bold" officeooo:rsid="000f627d" officeooo:paragraph-rsid="000f627d" style:font-name-asian="WenQuanYi Micro Hei" style:font-size-asian="14pt" style:font-weight-asian="bold" style:font-name-complex="Lohit Hindi" style:font-size-complex="14pt" style:font-weight-complex="bold"/>
    </style:style>
    <style:style style:name="P13" style:family="paragraph" style:parent-style-name="Text_20_body">
      <style:paragraph-properties fo:margin-left="2cm" fo:margin-right="0cm" fo:text-indent="-1cm" style:auto-text-indent="false">
        <style:tab-stops/>
      </style:paragraph-properties>
      <style:text-properties officeooo:paragraph-rsid="00188b36"/>
    </style:style>
    <style:style style:name="T1" style:family="text">
      <style:text-properties officeooo:rsid="000ca694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09dd92"/>
    </style:style>
    <style:style style:name="T4" style:family="text">
      <style:text-properties officeooo:rsid="000d8b3a"/>
    </style:style>
    <style:style style:name="T5" style:family="text">
      <style:text-properties style:font-name="DejaVu Sans Mono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e9dae"/>
    </style:style>
    <style:style style:name="T8" style:family="text">
      <style:text-properties style:font-name="Ubuntu"/>
    </style:style>
    <style:style style:name="T9" style:family="text">
      <style:text-properties style:font-name="Ubuntu" officeooo:rsid="0009dd92"/>
    </style:style>
    <style:style style:name="T10" style:family="text">
      <style:text-properties style:font-name="Ubuntu" officeooo:rsid="000d8b3a"/>
    </style:style>
    <style:style style:name="T11" style:family="text">
      <style:text-properties style:font-name="Ubuntu" officeooo:rsid="000da363"/>
    </style:style>
    <style:style style:name="T12" style:family="text">
      <style:text-properties style:font-name="Ubuntu" officeooo:rsid="000e9dae"/>
    </style:style>
    <style:style style:name="T13" style:family="text">
      <style:text-properties style:font-name="Ubuntu" officeooo:rsid="000f627d"/>
    </style:style>
    <style:style style:name="T14" style:family="text">
      <style:text-properties style:font-name="Ubuntu" officeooo:rsid="00188b36"/>
    </style:style>
    <style:style style:name="T15" style:family="text">
      <style:text-properties officeooo:rsid="000f627d"/>
    </style:style>
    <style:style style:name="T16" style:family="text">
      <style:text-properties officeooo:rsid="00103b38"/>
    </style:style>
    <style:style style:name="T17" style:family="text">
      <style:text-properties officeooo:rsid="0011e900"/>
    </style:style>
    <style:style style:name="T18" style:family="text">
      <style:text-properties style:text-position="50% 60%" officeooo:rsid="0011e900" style:font-size-asian="10.5pt"/>
    </style:style>
    <style:style style:name="T19" style:family="text">
      <style:text-properties officeooo:rsid="001440b2"/>
    </style:style>
    <style:style style:name="T20" style:family="text">
      <style:text-properties officeooo:rsid="0014b007"/>
    </style:style>
    <style:style style:name="T21" style:family="text">
      <style:text-properties fo:font-style="italic" officeooo:rsid="0014b007" style:font-style-asian="italic" style:font-style-complex="italic"/>
    </style:style>
    <style:style style:name="T22" style:family="text">
      <style:text-properties fo:font-style="italic" officeooo:rsid="00171d86" style:font-style-asian="italic" style:font-style-complex="italic"/>
    </style:style>
    <style:style style:name="T23" style:family="text">
      <style:text-properties fo:font-style="normal" officeooo:rsid="0014b007" style:font-style-asian="normal" style:font-style-complex="normal"/>
    </style:style>
    <style:style style:name="T24" style:family="text">
      <style:text-properties fo:font-style="normal" officeooo:rsid="00171d86" style:font-style-asian="normal" style:font-style-complex="normal"/>
    </style:style>
    <style:style style:name="T25" style:family="text">
      <style:text-properties officeooo:rsid="00156e7b"/>
    </style:style>
    <style:style style:name="T26" style:family="text">
      <style:text-properties officeooo:rsid="00171d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Алфавит-языка-БЕЗЛЯП"/>Алфавит языка Ляпас</text:h>
      <text:p text:style-name="P2">0 1 2 3 4 5 6 7 8 9 <text:line-break/>a b c d e f g h i j k l m n p q r s t u v w x y z<text:line-break/><text:span text:style-name="T4">C </text:span>F I L <text:span text:style-name="T1">O</text:span> Q S T X <text:line-break/><text:span text:style-name="T4">⇒ </text:span>! <text:span text:style-name="T1">¬ % ∨ &amp; &lt; &gt; </text:span>+ <text:span text:style-name="T15">– </text:span><text:s/>* / : ; <text:span text:style-name="T1">∆ ∇</text:span></text:p>
      <text:p text:style-name="P2"><text:span text:style-name="T1">§ ↑</text:span> <text:span text:style-name="T1">→ ⇴ ⇸ ⇻ ⇞ </text:span>( ) </text:p>
      <text:p text:style-name="P2">= <text:span text:style-name="T1">≠ ≥ ≤</text:span> # <text:span text:style-name="T1">'</text:span> { } <text:span text:style-name="T1">⁻</text:span>_ @</text:p>
      <text:p text:style-name="P11">⇕⇑⇓|</text:p>
      <text:p text:style-name="Text_20_body">Этих символов в языке нет: <text:span text:style-name="T2"><text:s/>$[ ] `^ </text:span></text:p>
      <text:h text:style-name="Heading_20_2" text:outline-level="2"><text:bookmark text:name="Операнды"/>Операнды</text:h>
      <text:p text:style-name="P3">Язык работает со следующими типами данных: логические векторы, символы, целые числа, а также массивы этих величин.<text:line-break/>Логические векторы <text:span text:style-name="T15">– </text:span><text:s/>булевы векторы размерности базовых регистров процессора. <text:line-break/>Разряды вектора нумеруются справа налево, начиная с 0.<text:line-break/><text:span text:style-name="Emphasis">Операнды языка</text:span> <text:span text:style-name="T15">–</text:span> это переменные, константы, комплексы, элементы комплексов.<text:line-break/><text:span text:style-name="Emphasis"><text:span text:style-name="T6">Переменные</text:span></text:span><text:span text:style-name="T6"> </text:span>представляются малыми латинскими буквами. Значениями переменных служат логические векторы, целые без знаковые числа, символы, последовательности символов длиной до m/8, m <text:span text:style-name="T15">–</text:span> разрядность вектора.<text:line-break/><text:span text:style-name="Emphasis">Константы</text:span> представляются:<text:line-break/>целые числа и логические <text:span text:style-name="T15">–</text:span> последовательностью цифр: десятичных, двоичных (заканчиваются символом b), восьмеричных (начинаются с нуля), шестнадцатеричных (заканчиваются символом h);<text:line-break/>символы и последовательности символов <text:span text:style-name="T15">–</text:span> заключаются в кавычки (') ; символы кавычек и \ представляются парой символов с \.<text:line-break/><text:span text:style-name="Emphasis">единичные константы</text:span> обозначаются через I.<text:line-break/><text:span text:style-name="Emphasis">Комплексы</text:span> задаются целыми числами до 256 с уточнением типа элементов: <text:span text:style-name="T8">L </text:span><text:span text:style-name="T13">–</text:span> логические, <text:span text:style-name="T8">F</text:span> <text:span text:style-name="T15">–</text:span> символьные. Элементы комплекса нумеруются с нуля и задаются номером <text:span text:style-name="T15">–</text:span> числом через точку или значением переменной без разделителя или суммой(разностью) значения переменной и натуральной констаты, заключенной в круглые скобки: <text:span text:style-name="T8">L1.33 L1a L1(a+4).</text:span></text:p>
      <text:h text:style-name="Heading_20_2" text:outline-level="2"><text:bookmark text:name="Простые-операции"/>Простые операции</text:h>
      <text:h text:style-name="Heading_20_3" text:outline-level="3"><text:bookmark text:name="Операции-передачи-значения"/>Операции передачи значения</text:h>
      <text:p text:style-name="P7"><text:span text:style-name="Emphasis"><text:span text:style-name="T9">⇒</text:span></text:span><text:span text:style-name="Emphasis"><text:span text:style-name="T8">b<text:tab/></text:span></text:span> передача значения переменной или элементу комплекса <text:span text:style-name="Emphasis"><text:span text:style-name="T8">b</text:span></text:span></text:p>
      <text:p text:style-name="P7"><text:span text:style-name="Emphasis"><text:span text:style-name="T8">с</text:span></text:span><text:span text:style-name="T8"> <text:tab/></text:span> собственная переменная принимает значение переменной, константы или элемента комплекса<text:span text:style-name="T8"> </text:span><text:span text:style-name="Emphasis"><text:span text:style-name="T8">с</text:span></text:span></text:p>
      <text:p text:style-name="P7"><text:span text:style-name="T8">a</text:span><text:span text:style-name="T14">⇔</text:span><text:span text:style-name="T8">b<text:tab/><text:tab/></text:span>обмен значениями переменных</text:p>
      <text:p text:style-name="P13"><text:span text:style-name="T8">L1a</text:span><text:span text:style-name="T14">⇔L1</text:span><text:span text:style-name="T8">b <text:tab/></text:span>обмен значениями элементов комплекса</text:p>
      <text:p text:style-name="P13"><text:span text:style-name="T8">L1a</text:span><text:span text:style-name="T14">⇔L1.3 </text:span><text:span text:style-name="T8">L1.</text:span><text:span text:style-name="T14">3⇔L1</text:span><text:span text:style-name="T8">b </text:span>- то же</text:p>
      <text:p text:style-name="P7"><text:span text:style-name="T8">Oa</text:span><text:span text:style-name="T2"> <text:tab/></text:span>присвоение нулевого значения переменной <text:span text:style-name="T2">а</text:span></text:p>
      <text:p text:style-name="P7"><text:span text:style-name="T9">⁻</text:span><text:span text:style-name="T8">а <text:tab/></text:span>присвоение максимального значения переменной<text:span text:style-name="T2"> а</text:span></text:p>
      <text:p text:style-name="P8"><text:soft-page-break/><text:span text:style-name="T8">Х<text:tab/></text:span>присвоение собственной переменной значения ГПСП. </text:p>
      <text:p text:style-name="P8"><text:span text:style-name="T10">⇒</text:span><text:span text:style-name="T8">Х<text:tab/></text:span>установка ГПСП от датчика времени. Иначе ГПСП работает из одного и того же начального состояния.</text:p>
      <text:p text:style-name="P8"><text:span text:style-name="T8">Т <text:tab/></text:span>присвоение собственной переменной значения с датчика текущего времени</text:p>
      <text:p text:style-name="P6"><text:span text:style-name="T8">{…} <text:tab/></text:span>инструкция ассемблера</text:p>
      <text:h text:style-name="Heading_20_3" text:outline-level="3"><text:bookmark text:name="Логические-и-арифметические-операции"/>Логические и арифметические операции</text:h>
      <text:p text:style-name="P9"><text:span text:style-name="T8">!</text:span> <text:tab/>номер младшей единицы </text:p>
      <text:p text:style-name="P9"><text:span text:style-name="T9">¬</text:span><text:span text:style-name="T8"> <text:tab/></text:span>инверсия </text:p>
      <text:p text:style-name="P9"><text:span text:style-name="T8">%</text:span> <text:tab/>взвешивание </text:p>
      <text:p text:style-name="P9"><text:span text:style-name="T9">∨<text:tab/></text:span>дизъюнкция </text:p>
      <text:p text:style-name="P9"><text:span text:style-name="T8">&amp;</text:span> <text:tab/>конъюнкция </text:p>
      <text:p text:style-name="P9"><text:span text:style-name="T9">⊕<text:tab/></text:span>дизъюнкция с исключением </text:p>
      <text:p text:style-name="P9"><text:span text:style-name="T8">&lt; &gt;</text:span> <text:tab/>сдвиги </text:p>
      <text:p text:style-name="P9"><text:span text:style-name="T8">+ </text:span><text:span text:style-name="T13">– </text:span><text:s/><text:tab/>модульные операции сложения и вычитания </text:p>
      <text:p text:style-name="P9"><text:span text:style-name="T8">*</text:span><text:span text:style-name="T5"> <text:tab/></text:span>модульное умножение; переполнение сохраняется в спецпеременной Z. </text:p>
      <text:p text:style-name="P9"><text:span text:style-name="T8">: <text:tab/></text:span>деление двойного числа; старшая часть из спецпеременной Z. </text:p>
      <text:p text:style-name="P9"><text:span text:style-name="T8">/ ;<text:tab/></text:span>целая часть и остаток от деления собственной переменной; другая часть результата пропадает</text:p>
      <text:p text:style-name="P9"><text:span text:style-name="T9">∆</text:span><text:span text:style-name="T8">a </text:span><text:span text:style-name="T9">∇</text:span><text:span text:style-name="T8">a <text:tab/></text:span>положительное и отрицательное приращение переменной <text:span text:style-name="T8">а</text:span> на 1 </text:p>
      <text:h text:style-name="Heading_20_3" text:outline-level="3"><text:bookmark text:name="Операции-перехода"/>Операции перехода</text:h>
      <text:p text:style-name="Text_20_body"><text:span text:style-name="T9">§</text:span>&lt;натуральная константа&gt; - метка </text:p>
      <text:p text:style-name="P9"><text:span text:style-name="T9">→<text:tab/></text:span>&lt;натуральная константа&gt; безусловный переход </text:p>
      <text:p text:style-name="P9"><text:span text:style-name="T9">⇴</text:span><text:span text:style-name="T8"> </text:span><text:span text:style-name="T9">⇸ <text:tab/></text:span>переходы по нулю и по ненулевому значению собственной переменной </text:p>
      <text:p text:style-name="P9"><text:span text:style-name="T9">↑</text:span><text:span text:style-name="T8">(а°б)<text:tab/></text:span>переход по отношению <text:span text:style-name="T2">= </text:span><text:span text:style-name="T3">¬</text:span><text:span text:style-name="T2"> &gt; &lt; </text:span><text:span text:style-name="T3">≥</text:span><text:span text:style-name="T2"> </text:span><text:span text:style-name="T3">≤</text:span><text:span text:style-name="T2"> </text:span></text:p>
      <text:p text:style-name="P9"><text:span text:style-name="T9">↑</text:span><text:span text:style-name="T8">X</text:span><text:span text:style-name="T11">4ab<text:tab/></text:span>перебор единиц </text:p>
      <text:h text:style-name="Heading_20_3" text:outline-level="3"><text:bookmark text:name="Операции-над-комплексами"/>Операции над комплексами</text:h>
      <text:p text:style-name="Text_20_body"><text:span text:style-name="T8">Q —</text:span> мощность комплекса;<text:span text:style-name="T2"> </text:span><text:span text:style-name="T8">S —</text:span> емкость комплекса<text:line-break/>Пусть <text:span text:style-name="T8">q</text:span> - комплекс, <text:span text:style-name="T8">h </text:span>- числовая константа или переменная. </text:p>
      <text:p text:style-name="P9"><text:span text:style-name="T8">@+q(h)<text:tab/></text:span>образование комплекса емкостью <text:span text:style-name="T8">h</text:span> и нулевой мощности </text:p>
      <text:p text:style-name="P9"><text:span text:style-name="T8">@-q <text:tab/></text:span>уничтожение комплекса </text:p>
      <text:p text:style-name="P9"><text:span text:style-name="T8">@%q <text:tab/></text:span>сокращение ёмкости комплекса до мощности </text:p>
      <text:p text:style-name="P9"><text:span text:style-name="T8">@Oq <text:tab/></text:span>очистка комплекса (по мощности) </text:p>
      <text:p text:style-name="P9"><text:span text:style-name="T8">@'</text:span><text:span text:style-name="T6">строка..</text:span><text:span text:style-name="T8">.'&gt;q <text:tab/></text:span>добавление символов строки в комплекс <text:span text:style-name="T8">q </text:span></text:p>
      <text:p text:style-name="P9"><text:span text:style-name="T8">@&gt;qh</text:span> <text:tab/>вставка элемента (значение собственной переменной вставляется перед <text:span text:style-name="T8">h</text:span>-м элементом комплекса <text:span text:style-name="T8">q</text:span> (если <text:span text:style-name="T8">h</text:span> опущена, то значение добавляется после последненго элемента комплекса) </text:p>
      <text:p text:style-name="P9"><text:soft-page-break/><text:span text:style-name="T2">@&lt;qh <text:tab/></text:span>изъятие элемента: <text:span text:style-name="T8">h</text:span>-й элемент <text:span text:style-name="T8">q</text:span> перемещается в собственную переменную, мощность комлекса уменьшается (если<text:span text:style-name="T8"> h</text:span> опущена, то изымается последний элемент. </text:p>
      <text:p text:style-name="P9"><text:span text:style-name="T8">@#q1q2(h1,h2,h3) <text:tab/>h1 </text:span>элемент комплекса <text:span text:style-name="T8">q1</text:span>, начиная с<text:span text:style-name="T8"> h2-</text:span>го элемента копируется в комплекс <text:span text:style-name="T8">q2</text:span>, начиная с элемента <text:span text:style-name="T8">h3</text:span> (если <text:span text:style-name="T8">h3</text:span> опущена, то копирование производится в конец <text:span text:style-name="T8">q2</text:span>, если<text:span text:style-name="T8"> h2</text:span> опущена, то копируются первые <text:span text:style-name="T8">h1</text:span> элементов <text:span text:style-name="T8">q1</text:span><text:span text:style-name="T6">, </text:span><text:span text:style-name="T7">если опущено</text:span><text:span text:style-name="T12"> h1</text:span><text:span text:style-name="T7">, то копируется весь комплекс </text:span><text:span text:style-name="T12">q1</text:span>). Мощности комплексов <text:span text:style-name="T8">q1, q2</text:span> не изменяются. </text:p>
      <text:h text:style-name="Heading_20_3" text:outline-level="3"><text:bookmark text:name="Операции-ввода-вывода"/>Операции ввода-вывода</text:h>
      <text:p text:style-name="P9"><text:span text:style-name="T8">/q&gt;C</text:span><text:span text:style-name="T2"> <text:tab/></text:span>вывод комплекса q на экран. Комплекс рассматривается как последовательность кодов символов выводимых на экран. (кодировка?) </text:p>
      <text:p text:style-name="P9"><text:span text:style-name="T8">/'</text:span>строка...<text:span text:style-name="T8">'&gt;C</text:span> <text:tab/>вывод строки символов на экран. </text:p>
      <text:p text:style-name="P10"><text:span text:style-name="T8">/q&lt;C</text:span><text:span text:style-name="T2"> <text:tab/></text:span>ввод строки символов с клавиатуры. Коды введенных символов добавляются к символьному комплексу <text:span text:style-name="T8">q</text:span>. Мощность <text:span text:style-name="T8">q</text:span> увеличивается </text:p>
      <text:p text:style-name="P12">ЛЯПАС-Т – Расширение языка ЛЯПАС на операнды повышенной размерности</text:p>
      <text:p text:style-name="P4"><text:span text:style-name="T16">Такие операнды </text:span><text:span text:style-name="T19">также</text:span><text:span text:style-name="T16"> </text:span><text:span text:style-name="T19">задают <text:s/>логические векторы и неотрицательные целые числа, </text:span><text:span text:style-name="T20">но</text:span><text:span text:style-name="T19"> разрядност</text:span><text:span text:style-name="T20">и</text:span><text:span text:style-name="T19"> больше</text:span><text:span text:style-name="T20">й</text:span><text:span text:style-name="T19"> 32 </text:span><text:span text:style-name="T20">бит</text:span><text:span text:style-name="T19">. </text:span><text:span text:style-name="T20">Они </text:span><text:span text:style-name="T16">представяются логическими комплексами. </text:span><text:span text:style-name="T17">Размерность таких операндов </text:span><text:span text:style-name="T19">зада</text:span><text:span text:style-name="T20">ё</text:span><text:span text:style-name="T19">тся</text:span><text:span text:style-name="T17"> мощностями соответствующих комплексов и кратна 2</text:span><text:span text:style-name="T18">32</text:span><text:span text:style-name="T17">. </text:span><text:span text:style-name="T20">Произвольному </text:span><text:span text:style-name="T21">i-</text:span><text:span text:style-name="T23">му разряду такого вектора соответствует </text:span><text:span text:style-name="T21">k</text:span><text:span text:style-name="T23">-й разряд </text:span><text:span text:style-name="T21">l</text:span><text:span text:style-name="T23">-го элемента задающего вектор комплекса, где <text:s/></text:span><text:span text:style-name="T21">l</text:span><text:span text:style-name="T23"> </text:span><text:span text:style-name="T17"><text:s/></text:span><text:span text:style-name="T20">и </text:span><text:span text:style-name="T21">k</text:span><text:span text:style-name="T17"> </text:span><text:span text:style-name="T20">целая часть и остаток от деления </text:span><text:span text:style-name="T21">i</text:span><text:span text:style-name="T20"> <text:s/>на 32 соответственно. </text:span></text:p>
      <text:p text:style-name="P5"><text:span text:style-name="T25">Все операции над переменными применимы и к логическим комплексам. </text:span><text:span text:style-name="T26">В качестве текущего комплекса выступает первый комплекс в цепочке операций, т. е. Выражение L</text:span><text:span text:style-name="T22">i </text:span><text:span text:style-name="T24">назначает комплекс <text:s/>L</text:span><text:span text:style-name="T22">i </text:span><text:span text:style-name="T24">текущим, и все операции в цепочке будут выполняться над этим комплексо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psky </meta:initial-creator>
    <meta:creation-date>2011-09-20T11:33:58</meta:creation-date>
    <meta:printed-by>lipsky </meta:printed-by>
    <meta:print-date>2011-09-20T11:37:21</meta:print-date>
    <dc:date>2013-08-13T13:55:56</dc:date>
    <dc:creator>lipsky </dc:creator>
    <meta:editing-duration>P1DT7H43M56S</meta:editing-duration>
    <meta:editing-cycles>9</meta:editing-cycles>
    <meta:generator>LibreOffice/4.0.2.2$Linux_x86 LibreOffice_project/400m0$Build-2</meta:generator>
    <meta:document-statistic meta:table-count="0" meta:image-count="0" meta:object-count="0" meta:page-count="3" meta:paragraph-count="57" meta:word-count="712" meta:character-count="4902" meta:non-whitespace-character-count="4160"/>
  </office:meta>
</office:document-meta>
</file>